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color="#222222" style:font-name="Arial" style:font-name-asian="Arial" style:font-name-complex="Arial" fo:font-size="8pt" style:font-size-asian="8pt" style:font-size-complex="8pt"/>
    </style:style>
    <style:style style:name="ce3" style:family="table-cell" style:parent-style-name="Default" style:data-style-name="N0">
      <style:text-properties fo:color="#222222" style:font-name="Arial" style:font-name-asian="Arial" style:font-name-complex="Arial" fo:font-size="8pt" style:font-size-asian="8pt" style:font-size-complex="8pt" fo:font-weight="bold" style:font-weight-asian="bold" style:font-weight-complex="bold"/>
    </style:style>
    <style:style style:name="T1" style:family="text" style:parent-style-name="Default">
      <style:text-properties fo:color="#222222"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222222"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B008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4.5085cm"/>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oglio1" table:style-name="ta1">
        <table:table-column table:style-name="co1" table:default-cell-style-name="ce1"/>
        <table:table-column table:style-name="co2" table:default-cell-style-name="ce1"/>
        <table:table-column table:style-name="co1" table:number-columns-repeated="16382" table:default-cell-style-name="ce1"/>
        <table:table-row table:style-name="ro1">
          <table:table-cell office:value-type="string" table:style-name="ce1">
            <text:p>angel</text:p>
          </table:table-cell>
          <table:table-cell office:value-type="string" table:style-name="ce2">
            <text:p>An <text:span text:style-name="T2">angel</text:span> is generally a <text:span text:style-name="T3">supernatural</text:span> being found in various <text:span text:style-name="T3">religions</text:span> and <text:span text:style-name="T3">mythologies</text:span>. In <text:span text:style-name="T3">Abrahamic religions</text:span> and <text:span text:style-name="T3">Zoroastrianism</text:span>, angels are often depicted as benevolent celestial beings who act as intermediaries between <text:span text:style-name="T3">God</text:span> or <text:span text:style-name="T3">Heaven</text:span> and <text:span text:style-name="T3">Humanity</text:span>.</text:p>
          </table:table-cell>
          <table:table-cell table:number-columns-repeated="16382"/>
        </table:table-row>
        <table:table-row table:style-name="ro1">
          <table:table-cell office:value-type="string" table:style-name="ce1">
            <text:p>demon</text:p>
          </table:table-cell>
          <table:table-cell office:value-type="string" table:style-name="ce2">
            <text:p>A <text:span text:style-name="T2">demon <text:s/>is a supernatural and often malevolent being prevalent in religion, occultism, literature, fiction, mythology and folklore.</text:span></text:p>
          </table:table-cell>
          <table:table-cell table:number-columns-repeated="16382"/>
        </table:table-row>
        <table:table-row table:style-name="ro1">
          <table:table-cell office:value-type="string" table:style-name="ce1">
            <text:p>dragon</text:p>
          </table:table-cell>
          <table:table-cell office:value-type="string" table:style-name="ce1">
            <text:p>A dragon is a large, serpent-like legendary creature that appears in the folklore of many cultures around world.</text:p>
          </table:table-cell>
          <table:table-cell table:number-columns-repeated="16382"/>
        </table:table-row>
        <table:table-row table:style-name="ro1">
          <table:table-cell office:value-type="string" table:style-name="ce1">
            <text:p>fairy</text:p>
          </table:table-cell>
          <table:table-cell office:value-type="string" table:style-name="ce1">
            <text:p>A fairy is a type of mythical being or legendary creature in European folklore, a form of spirit, often described as metaphysical, supernatural, or preternatural.</text:p>
          </table:table-cell>
          <table:table-cell table:number-columns-repeated="16382"/>
        </table:table-row>
        <table:table-row table:style-name="ro1">
          <table:table-cell office:value-type="string" table:style-name="ce1">
            <text:p>lycanthrop</text:p>
          </table:table-cell>
          <table:table-cell office:value-type="string" table:style-name="ce3">
            <text:p>A lycanthrope<text:span text:style-name="T1"><text:s text:c="2"/>is a human with the ability to shapeshift into a wolf <text:s/>either purposely or after being placed under a curse or affliction</text:span></text:p>
          </table:table-cell>
          <table:table-cell table:number-columns-repeated="16382"/>
        </table:table-row>
        <table:table-row table:style-name="ro1">
          <table:table-cell office:value-type="string" table:style-name="ce1">
            <text:p>siren</text:p>
          </table:table-cell>
          <table:table-cell office:value-type="string" table:style-name="ce1">
            <text:p>the Sirens were dangerous creatures, who lured nearby sailors with their enchanting music and singing voices to shipwreck on the rocky coast of their island.</text:p>
          </table:table-cell>
          <table:table-cell table:number-columns-repeated="16382"/>
        </table:table-row>
        <table:table-row table:style-name="ro1">
          <table:table-cell office:value-type="string" table:style-name="ce1">
            <text:p>spirit</text:p>
          </table:table-cell>
          <table:table-cell office:value-type="string" table:style-name="ce2">
            <text:p>A <text:span text:style-name="T2">spirit</text:span> is a <text:span text:style-name="T3">supernatural</text:span> being, often but not exclusively a <text:span text:style-name="T3">non-physical entity</text:span>; such as a <text:span text:style-name="T3">ghost</text:span>, <text:span text:style-name="T3">fairy</text:span>, or <text:span text:style-name="T3">angel</text:span></text:p>
          </table:table-cell>
          <table:table-cell table:number-columns-repeated="16382"/>
        </table:table-row>
        <table:table-row table:style-name="ro1">
          <table:table-cell office:value-type="string" table:style-name="ce1">
            <text:p>unicorn</text:p>
          </table:table-cell>
          <table:table-cell office:value-type="string" table:style-name="ce1">
            <text:p>The unicorn is a legendary creature that has been described since antiquity as a beast with a single large, pointed, spiraling horn projecting from its forehead.</text:p>
          </table:table-cell>
          <table:table-cell table:number-columns-repeated="16382"/>
        </table:table-row>
        <table:table-row table:style-name="ro1">
          <table:table-cell office:value-type="string" table:style-name="ce1">
            <text:p>yokai</text:p>
          </table:table-cell>
          <table:table-cell office:value-type="string" table:style-name="ce1">
            <text:p>Yōkai <text:s text:c="2"/>are a class of supernatural monsters, spirits, and demons in Japanese folklore. The word yōkai is made up of the kanji for "bewitching; attractive; calamity"; and "spectre; apparition; mystery; suspicious".</text:p>
          </table:table-cell>
          <table:table-cell table:number-columns-repeated="16382"/>
        </table:table-row>
        <table:table-row table:style-name="ro1">
          <table:table-cell office:value-type="string" table:style-name="ce1">
            <text:p>witch</text:p>
          </table:table-cell>
          <table:table-cell office:value-type="string" table:style-name="ce1">
            <text:p>Witchcraft or witchery broadly means the practice of and belief in magical skills and abilities exercised by solitary practitioners and groups.<text:s/></text:p>
          </table:table-cell>
          <table:table-cell table:number-columns-repeated="16382"/>
        </table:table-row>
        <table:table-row table:style-name="ro1">
          <table:table-cell office:value-type="string" table:style-name="ce1">
            <text:p>elf</text:p>
          </table:table-cell>
          <table:table-cell office:value-type="string" table:style-name="ce1">
            <text:p>An elf (plural: elves) is a type of human-shaped supernatural being in Germanic mythology and folklore.</text:p>
          </table:table-cell>
          <table:table-cell table:number-columns-repeated="16382"/>
        </table:table-row>
        <table:table-row table:style-name="ro1">
          <table:table-cell office:value-type="string" table:style-name="ce1">
            <text:p>ents</text:p>
          </table:table-cell>
          <table:table-cell office:value-type="string" table:style-name="ce1">
            <text:p>Ents are a race of beings in J. R. R. Tolkien's fantasy world Middle-earth who closely resemble trees.</text:p>
          </table:table-cell>
          <table:table-cell table:number-columns-repeated="16382"/>
        </table:table-row>
        <table:table-row table:style-name="ro1">
          <table:table-cell office:value-type="string" table:style-name="ce1">
            <text:p>giant</text:p>
          </table:table-cell>
          <table:table-cell office:value-type="string" table:style-name="ce1">
            <text:p>Giants are beings of human appearance, but prodigious size and strength common in the mythology and legends of many different cultures.</text:p>
          </table:table-cell>
          <table:table-cell table:number-columns-repeated="16382"/>
        </table:table-row>
        <table:table-row table:style-name="ro1">
          <table:table-cell office:value-type="string" table:style-name="ce1">
            <text:p>goblins</text:p>
          </table:table-cell>
          <table:table-cell office:value-type="string" table:style-name="ce1">
            <text:p>A goblin is a monstrous creature from European folklore, first attested in stories from the Middle Ages. They are ascribed various and conflicting abilities, temperaments and appearances depending on the story and country of origin. They are almost always small and grotesque, mischievous or outright malicious, and greedy, especially for gold and jewelry. They often have magical abilities similar to a fairy or demon.</text:p>
          </table:table-cell>
          <table:table-cell table:number-columns-repeated="16382"/>
        </table:table-row>
        <table:table-row table:style-name="ro1">
          <table:table-cell office:value-type="string" table:style-name="ce1">
            <text:p>ogre</text:p>
          </table:table-cell>
          <table:table-cell office:value-type="string" table:style-name="ce1">
            <text:p>An ogre (feminine: "ogress") is a legendary monster usually depicted as a large, hideous, man-like being that eats ordinary human beings, especially infants and children. Ogres frequently feature in mythology, folklore, and fiction throughout the world.</text:p>
          </table:table-cell>
          <table:table-cell table:number-columns-repeated="16382"/>
        </table:table-row>
        <table:table-row table:style-name="ro1">
          <table:table-cell office:value-type="string" table:style-name="ce1">
            <text:p>orc</text:p>
          </table:table-cell>
          <table:table-cell office:value-type="string" table:style-name="ce1">
            <text:p>An orc is a fictional humanoid creature that is part of a fantasy race akin to goblins.</text:p>
          </table:table-cell>
          <table:table-cell table:number-columns-repeated="16382"/>
        </table:table-row>
        <table:table-row table:style-name="ro1">
          <table:table-cell office:value-type="string" table:style-name="ce1">
            <text:p>troll</text:p>
          </table:table-cell>
          <table:table-cell office:value-type="string" table:style-name="ce1">
            <text:p>A troll is a class of being in Norse mythology and Scandinavian folklore. In Old Norse sources, beings described as trolls dwell in isolated rocks, mountains, or caves, live together in small family units, and are rarely helpful to human beings.</text:p>
          </table:table-cell>
          <table:table-cell table:number-columns-repeated="16382"/>
        </table:table-row>
        <table:table-row table:number-rows-repeated="104855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330</meta:generator>
    <meta:initial-creator>manuel mazzatelli</meta:initial-creator>
    <dc:creator>manuel mazzatelli</dc:creator>
    <meta:creation-date>2018-06-04T08:59:00Z</meta:creation-date>
    <dc:date>2018-06-04T10:44:59Z</dc:date>
  </office:meta>
</office:document-meta>
</file>